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5c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As a <text:span text:style-name="T1">user</text:span>, I want to read other people's review, so that I can have an overview of the place that I want to visit.</text:p>
      <text:p text:style-name="Standard"/>
      <text:p text:style-name="Standard">2)As a user seeking for a group, I want to see if I share interests with other people,so that I can contact them and travel with them.</text:p>
      <text:p text:style-name="Standard"/>
      <text:p text:style-name="Standard">3) <text:span text:style-name="T1">As a renter, I want to be able to chat with travelers,so that I can make a deal with them an agreement for the rental of my ho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8:44:52.341675674</meta:creation-date>
    <dc:date>2019-11-14T19:43:03.892795583</dc:date>
    <meta:editing-duration>PT56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81" meta:character-count="383" meta:non-whitespace-character-count="305"/>
  </office:meta>
</office:document-meta>
</file>